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c65c" officeooo:paragraph-rsid="000bc65c"/>
    </style:style>
    <style:style style:name="P2" style:family="paragraph" style:parent-style-name="Standard">
      <style:text-properties officeooo:paragraph-rsid="000bc6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NING: you should run this program as super-user.</text:p>
      <text:p text:style-name="P1"><text:s text:c="2"/>*-network <text:s text:c="14"/></text:p>
      <text:p text:style-name="P1"><text:s text:c="7"/>description: Wireless interface</text:p>
      <text:p text:style-name="P1"><text:s text:c="7"/>product: 88W8897 [AVASTAR] 802.11ac Wireless</text:p>
      <text:p text:style-name="P1"><text:s text:c="7"/>vendor: Marvell Technology Group Ltd.</text:p>
      <text:p text:style-name="P1"><text:s text:c="7"/>physical id: 0</text:p>
      <text:p text:style-name="P1"><text:s text:c="7"/>bus info: pci@0000:03:00.0</text:p>
      <text:p text:style-name="P1"><text:s text:c="7"/>logical name: wlp3s0</text:p>
      <text:p text:style-name="P1"><text:s text:c="7"/>version: 00</text:p>
      <text:p text:style-name="P1"><text:s text:c="7"/>serial: b4:ae:2b:cd:9b:c6</text:p>
      <text:p text:style-name="P1"><text:s text:c="7"/>width: 64 bits</text:p>
      <text:p text:style-name="P1"><text:s text:c="7"/>clock: 33MHz</text:p>
      <text:p text:style-name="P1"><text:s text:c="7"/>capabilities: bus_master cap_list ethernet physical wireless</text:p>
      <text:p text:style-name="P1"><text:s text:c="7"/>configuration: broadcast=yes driver=mwifiex_pcie latency=0 multicast=yes wireless=IEEE 802.11</text:p>
      <text:p text:style-name="P1"><text:s text:c="7"/>resources: irq:132 memory:b9500000-b95fffff memory:b9400000-b94fffff</text:p>
      <text:p text:style-name="P1">WARNING: output may be incomplete or inaccurate, you should run this program as super-user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0:21:07.877559943</meta:creation-date>
    <dc:date>2018-01-22T16:44:39.278990265</dc:date>
    <meta:editing-duration>PT12H56M3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1" meta:character-count="714" meta:non-whitespace-character-count="551"/>
  </office:meta>
</office:document-meta>
</file>